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list-style-name="L1">
      <style:paragraph-properties fo:text-align="start" style:justify-single-word="false"/>
      <style:text-properties fo:font-style="italic" fo:font-weight="bold" style:font-style-asian="italic" style:font-weight-asian="bold" style:font-style-complex="italic" style:font-weight-complex="bold"/>
    </style:style>
    <style:style style:name="P7" style:family="paragraph" style:parent-style-name="Standard" style:list-style-name="L2">
      <style:paragraph-properties fo:text-align="start" style:justify-single-word="false"/>
      <style:text-properties fo:font-style="italic" fo:font-weight="bold"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style-asian="normal"/>
    </style:style>
    <style:style style:name="T9" style:family="text">
      <style:text-properties style:font-style-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view of the MCL ODL</text:p>
      <text:p text:style-name="P1">Matt Schmill</text:p>
      <text:p text:style-name="P1">7/6/2009</text:p>
      <text:p text:style-name="P1"/>
      <text:p text:style-name="P2">Ontology Description Language (ODL)</text:p>
      <text:p text:style-name="P5"/>
      <text:p text:style-name="P5">The MCL ODL allows users to describe the Indication, Failure, and Response ontologies of MCL in a more readable, flexible manner than was possible by building them directly with C++ code. This document describes the format of an ODT file, as well as how one is used. Supplied ODL files can be found in the MCL distribution under config/netdefs. See the file config/netdefs/basic.ont for an annoted example of a small, simple definition file that can be used by MCL.</text:p>
      <text:p text:style-name="P5"/>
      <text:p text:style-name="P2"><text:span text:style-name="T1">At the top level, the ODL can process two structure types: </text:span><text:span text:style-name="T3">ontology </text:span><text:span text:style-name="T6">and </text:span><text:span text:style-name="T3">linkage</text:span><text:span text:style-name="T6">. Ontology blocks are used to define nodes, grouped into ontologies, and linkage blocks are used to define linkage between the ontology nodes. </text:span></text:p>
      <text:p text:style-name="P2"><text:span text:style-name="T6"/></text:p>
      <text:p text:style-name="P2"><text:span text:style-name="T5">The “ontology” block</text:span></text:p>
      <text:p text:style-name="P4"/>
      <text:p text:style-name="P4">First, we consider ontology blocks. They take the form:</text:p>
      <text:p text:style-name="P4"/>
      <text:p text:style-name="P2"><text:span text:style-name="T6"><text:tab/></text:span><text:span text:style-name="T3">ontology &lt;name&gt; ( node_def1 ... node_defN )</text:span></text:p>
      <text:p text:style-name="P4"/>
      <text:p text:style-name="P2"><text:span text:style-name="T6">For MCL's purposes, there should be at least three ontology blocks per ODL file: “indications”, “failures”, and “responses”. </text:span><text:span text:style-name="T5">Those ontologies must be defined.</text:span><text:span text:style-name="T6"> Other ontologies are technically allowed, although they are not guaranteed to work with all types of glue (they should work fine with SMILE glue). Inside the ontology block, nodes are defined using the </text:span><text:span text:style-name="T3">node</text:span><text:span text:style-name="T6"> construction:</text:span></text:p>
      <text:p text:style-name="P4"/>
      <text:p text:style-name="P2"><text:span text:style-name="T6"><text:tab/></text:span><text:span text:style-name="T3">node &lt;type&gt; ( name=nodename, arg1=argval1, ... , argN=argvalN ) </text:span></text:p>
      <text:p text:style-name="P4"/>
      <text:p text:style-name="P4">where legal arguments arg1 ... argN are defined by the node type specified. For example,</text:p>
      <text:p text:style-name="P4"/>
      <text:p text:style-name="P2"><text:span text:style-name="T6"><text:tab/></text:span><text:span text:style-name="T3">node iCore(name=stuck, doc=”a spatial sensor has stopped changing as specified.”)</text:span></text:p>
      <text:p text:style-name="P4"/>
      <text:p text:style-name="P2"><text:span text:style-name="T6">Note that the name parameter, </text:span><text:span text:style-name="T3">stuck</text:span><text:span text:style-name="T6">, does not need to be enclosed in quotation marks, but the </text:span><text:span text:style-name="T3">doc</text:span><text:span text:style-name="T6"> parameter does. String literals containing spaces or commas should be enclosed in quotation marks. Other literals need not be.</text:span></text:p>
      <text:p text:style-name="P4"/>
      <text:p text:style-name="P4">As of this writing, there are 8 node type specifiers that correspond to the 8 implemented node types in MCL:</text:p>
      <text:p text:style-name="P4"/>
      <text:list xml:id="list707958690" text:style-name="L1">
        <text:list-item>
          <text:p text:style-name="P6"><text:span text:style-name="T1">hostProp(name,propcode,doc)<text:line-break/></text:span><text:span text:style-name="T6">A host property node.</text:span><text:span text:style-name="T1"><text:line-break/>name</text:span><text:span text:style-name="T6"> is the node name</text:span><text:span text:style-name="T1"><text:line-break/>propcode</text:span><text:span text:style-name="T6"> is an integer or symbol referring to the internal MCL property constant(see mcl_symbols.h or “Overview of the MCL API”) <text:line-break/></text:span><text:span text:style-name="T1">doc</text:span><text:span text:style-name="T6"> is a documentation string</text:span></text:p>
        </text:list-item>
        <text:list-item>
          <text:p text:style-name="P6"><text:soft-page-break/><text:span text:style-name="T1">genInd(name,doc)<text:line-break/></text:span><text:span text:style-name="T6">A general-purpose indication node.</text:span></text:p>
        </text:list-item>
        <text:list-item>
          <text:p text:style-name="P6"><text:span text:style-name="T1">concInd (name,doc)<text:line-break/></text:span><text:span text:style-name="T6">A concrete indication node (one that can be clamped by MCL on an expectation violation).</text:span></text:p>
        </text:list-item>
        <text:list-item>
          <text:p text:style-name="P6"><text:span text:style-name="T1">iCore (name,doc)<text:line-break/></text:span><text:span text:style-name="T6">An indication core node (one that is derived from other indications and links out to the failure ontology).</text:span></text:p>
        </text:list-item>
        <text:list-item>
          <text:p text:style-name="P6"><text:span text:style-name="T1">HII(name,doc)<text:line-break/></text:span><text:span text:style-name="T6">A Host-Initiated Indication (one that is clamped by MCL as a response to a call from the host).</text:span></text:p>
        </text:list-item>
        <text:list-item>
          <text:p text:style-name="P6"><text:span text:style-name="T1">failure(name,doc)<text:line-break/></text:span><text:span text:style-name="T6">general purpose failure node</text:span></text:p>
        </text:list-item>
        <text:list-item>
          <text:p text:style-name="P6"><text:span text:style-name="T1">genResponse(name,doc)<text:line-break/></text:span><text:span text:style-name="T6">general purpose response node</text:span></text:p>
        </text:list-item>
        <text:list-item>
          <text:p text:style-name="P6"><text:span text:style-name="T1">interactive(name,rcode,yes,no,doc)<text:line-break/></text:span><text:span text:style-name="T6">an MCL response that will receive yes/no feedback from the host.<text:line-break/></text:span><text:span text:style-name="T1">Rcode</text:span><text:span text:style-name="T6"> is an integer or symbol referring to the internal MCL response constant (see “Overview of the MCL API”).<text:line-break/></text:span><text:span text:style-name="T1">Yes</text:span><text:span text:style-name="T6"> is the name of the node to clamp to 1 if the host responds positively to the interrogatory.<text:line-break/></text:span><text:span text:style-name="T1">No </text:span><text:span text:style-name="T6">is the name of the node to clamp to 1 if the host responds negatively to the interrogatory.</text:span></text:p>
        </text:list-item>
        <text:list-item>
          <text:p text:style-name="P6"><text:span text:style-name="T1">concResponse(name,rcode,doc)<text:line-break/></text:span><text:span text:style-name="T6">concrete (implementable) response node</text:span></text:p>
        </text:list-item>
      </text:list>
      <text:p text:style-name="P4"/>
      <text:p text:style-name="P3">The “linkage” block</text:p>
      <text:p text:style-name="P4"/>
      <text:p text:style-name="P4">Next, we consider linkage blocks. They take the form:</text:p>
      <text:p text:style-name="P4"/>
      <text:p text:style-name="P2"><text:span text:style-name="T6"><text:tab/></text:span><text:span text:style-name="T3">linkage &lt;name&gt; ( link_def1 ... link_defN )</text:span></text:p>
      <text:p text:style-name="P4"/>
      <text:p text:style-name="P4">The <text:span text:style-name="T2">name</text:span> parameter is for descriptive purposes only and will be ignored by the parser. There may be as many linkage blocks as you like, and they may be interleaved with ontology blocks or not, but they must appear at the top level of the ODL file. sThe only other restriction is that the links are instantiated as they are read – so it is important that links are only defined after the nodes they connect have been created. You will note in basic.ont, that all the linkage is created in a single block at the end of the file. It may be more logical/readable to define intraontological linkage in linkage blocks directly following the ontology blocks they are defined over.</text:p>
      <text:p text:style-name="P4"/>
      <text:p text:style-name="P4">A link is defined similarly to a node:</text:p>
      <text:p text:style-name="P4"/>
      <text:p text:style-name="P2"><text:span text:style-name="T6"><text:tab/></text:span><text:span text:style-name="T3">link &lt;type&gt;( src=srcnodename, dst=dstnodename )</text:span></text:p>
      <text:p text:style-name="P4"/>
      <text:p text:style-name="P4">As of this writing, there are 7 link types. Each type takes a src and dst parameter, which names an existing node.</text:p>
      <text:p text:style-name="P4"/>
      <text:list xml:id="list1086269197" text:style-name="L2">
        <text:list-item>
          <text:p text:style-name="P7"><text:span text:style-name="T1">link abstraction(src,dst)<text:line-break/>dst</text:span><text:span text:style-name="T6"> is an abstraction of </text:span><text:span text:style-name="T1">src</text:span><text:span text:style-name="T6"> (indication or failure ontology intraontological link)</text:span></text:p>
        </text:list-item>
        <text:list-item>
          <text:p text:style-name="P7"><text:span text:style-name="T1">link IFC(src,dst)<text:line-break/></text:span><text:soft-page-break/><text:span text:style-name="T6">a link from an indication node to an indication core node</text:span></text:p>
        </text:list-item>
        <text:list-item>
          <text:p text:style-name="P7"><text:span text:style-name="T1">link specification(src,dst)<text:line-break/>dst</text:span><text:span text:style-name="T6"> is a specification of </text:span><text:span text:style-name="T1">src</text:span><text:span text:style-name="T6"> (response ontology intraontological link)</text:span></text:p>
        </text:list-item>
        <text:list-item>
          <text:p text:style-name="P7"><text:span text:style-name="T1">link diagnostic(src,dst)<text:line-break/></text:span><text:span text:style-name="T6">the indication node </text:span><text:span text:style-name="T1">src</text:span><text:span text:style-name="T6"> suggests the failure node </text:span><text:span text:style-name="T1">dst</text:span></text:p>
        </text:list-item>
        <text:list-item>
          <text:p text:style-name="P7"><text:span text:style-name="T1">link inhibitory(src,dst)<text:line-break/></text:span><text:span text:style-name="T6">the indication node </text:span><text:span text:style-name="T1">src</text:span><text:span text:style-name="T6"> suggests the response node </text:span><text:span text:style-name="T1">dst</text:span><text:span text:style-name="T6"> is not useful</text:span></text:p>
        </text:list-item>
        <text:list-item>
          <text:p text:style-name="P7"><text:span text:style-name="T1">link support(src,dst)<text:line-break/></text:span><text:span text:style-name="T6">the indication node </text:span><text:span text:style-name="T1">src</text:span><text:span text:style-name="T6"> supports the probability that response node </text:span><text:span text:style-name="T1">dst</text:span><text:span text:style-name="T6"> is useful</text:span></text:p>
        </text:list-item>
        <text:list-item>
          <text:p text:style-name="P7"><text:span text:style-name="T1">link prescriptive(src,dst)</text:span><text:span text:style-name="T6"><text:line-break/>the failure node </text:span><text:span text:style-name="T1">src</text:span><text:span text:style-name="T6"> prescribes the response node </text:span><text:span text:style-name="T1">dst</text:span></text:p>
        </text:list-item>
      </text:list>
      <text:p text:style-name="P8"/>
      <text:p text:style-name="P2"><text:span text:style-name="T5">Additional ODL </text:span></text:p>
      <text:p text:style-name="P2"><text:span text:style-name="T6"/></text:p>
      <text:p text:style-name="P2"><text:span text:style-name="T6">Any line beginning with the pound sign '#' is considered a comment and is ignored by the ontology reader.</text:span></text:p>
      <text:p text:style-name="P2"><text:span text:style-name="T6"/></text:p>
      <text:p text:style-name="P2"><text:span text:style-name="T6"><text:tab/></text:span><text:span text:style-name="T3"># this is a comment explaining part of the ODL code</text:span></text:p>
      <text:p text:style-name="P2"><text:span text:style-name="T6"/></text:p>
      <text:p text:style-name="P2"><text:span text:style-name="T6">Ontology specifications may also span multiple files. This is useful when a common core is to be used for several different host systems. The more specific </text:span><text:span text:style-name="T3">fringe</text:span><text:span text:style-name="T6"> nodes may be included in a separate file uniquely tied to the agent that used them. For example, we might create the file </text:span><text:span text:style-name="T3">rover.odt</text:span><text:span text:style-name="T6"> as follows:</text:span></text:p>
      <text:p text:style-name="P2"><text:span text:style-name="T6"/></text:p>
      <text:p text:style-name="P2"><text:span text:style-name="T6"><text:tab/></text:span><text:span text:style-name="T3">include basic</text:span></text:p>
      <text:p text:style-name="P2"><text:span text:style-name="T3"><text:tab/>ontology failures (</text:span></text:p>
      <text:p text:style-name="P2"><text:span text:style-name="T3"><text:tab/><text:tab/>failure(name= bogusMap, doc= “class of failures where the map is bad”)</text:span></text:p>
      <text:p text:style-name="P2"><text:span text:style-name="T3"><text:tab/>)</text:span></text:p>
      <text:p text:style-name="P2"><text:span text:style-name="T3"><text:tab/>linkage all (</text:span></text:p>
      <text:p text:style-name="P2"><text:span text:style-name="T3"><text:tab/><text:tab/>abstraction(src= bogusMap, dst= predictiveModelError)</text:span></text:p>
      <text:p text:style-name="P2"><text:span text:style-name="T3"><text:tab/>)</text:span></text:p>
      <text:p text:style-name="P3"><text:span text:style-name="T1"/></text:p>
      <text:p text:style-name="P3"><text:span text:style-name="T1">Note that the argument to include may either be an ontology basename, or a fully specified pathname (it </text:span><text:span text:style-name="T3">must</text:span><text:span text:style-name="T1"> start with a slash '/' in this case).</text:span></text:p>
      <text:p text:style-name="P3"><text:span text:style-name="T3"/></text:p>
      <text:p text:style-name="P3">Verifying the ontology structure</text:p>
      <text:p text:style-name="P3"/>
      <text:p text:style-name="P5"><text:span text:style-name="T5">It is sometimes useful to verify that an ODL file is generating an internal representation that matches a desired result. This is most easily done by producing a graphical output of the generated ontologies for viewing by the ontology designer. This can be done using tools provided in the MCL distribution. The user must make sure that </text:span><text:span text:style-name="T7">dot</text:span><text:span text:style-name="T5"> is installed on your host machine for these tools to work.</text:span></text:p>
      <text:p text:style-name="P4"/>
      <text:p text:style-name="P4">First, build the dot generation app by making the target dot. From the shell prompt, in the mcl_2_0 directory.</text:p>
      <text:p text:style-name="P4"/>
      <text:p text:style-name="P5"><text:span text:style-name="T5"><text:tab/></text:span><text:span text:style-name="T2">make dot</text:span></text:p>
      <text:p text:style-name="P4"/>
      <text:p text:style-name="P4"><text:soft-page-break/>Then, from the mcl_2_0 directory, run the supplied shell script dot2ps, providing the root of the ontology filename as an argument. Thus, if you wanted to generate graphs for basic.ont, you would run the following shell command:</text:p>
      <text:p text:style-name="P4"/>
      <text:p text:style-name="P5"><text:span text:style-name="T5"><text:tab/></text:span><text:span text:style-name="T2">bin/dot2ps basic</text:span></text:p>
      <text:p text:style-name="P4"/>
      <text:p text:style-name="P4">This command will use the ontology reader to read the ontologies in basic.ont, produce dot files in docs/ontologies, and then use the dot application to generate ps files in the docs/ontologies directory. You can use these to verify the correct structure is being generated. You can also use the output to console to help diagnose errors in the ODL fil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Matt Schmill</meta:initial-creator>
    <meta:creation-date>2009-07-07T16:17:11</meta:creation-date>
    <dc:creator>Matt Schmill</dc:creator>
    <dc:date>2009-11-30T12:46:30</dc:date>
    <meta:editing-cycles>12</meta:editing-cycles>
    <meta:editing-duration>PT00H46M02S</meta:editing-duration>
    <meta:document-statistic meta:table-count="0" meta:image-count="0" meta:object-count="0" meta:page-count="4" meta:paragraph-count="57" meta:word-count="1094" meta:character-count="6610"/>
    <meta:user-defined meta:name="Info 1"/>
    <meta:user-defined meta:name="Info 2"/>
    <meta:user-defined meta:name="Info 3"/>
    <meta:user-defined meta:name="Info 4"/>
  </office:meta>
</office:document-meta>
</file>